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ff3366" fo:font-size="18pt" style:font-size-asian="18pt" style:font-size-complex="18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fo:color="#ff0000"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RPC Post Reply Phase" draw:style-name="dp1" draw:master-page-name="Default">
        <office:forms form:automatic-focus="false" form:apply-design-mode="false"/>
        <draw:frame draw:style-name="gr1" draw:text-style-name="P1" draw:layer="layout" svg:width="12.038cm" svg:height="1.775cm" svg:x="8.345cm" svg:y="1.706cm">
          <draw:text-box>
            <text:p><text:span text:style-name="T1">RPC Post Reply Phase</text:span></text:p>
          </draw:text-box>
        </draw:frame>
        <draw:custom-shape draw:style-name="gr2" draw:text-style-name="P3" draw:layer="layout" svg:width="3.259cm" svg:height="1.424cm" svg:x="2.164cm" svg:y="4.979cm">
          <text:p text:style-name="P2"><text:span text:style-name="T2">PARS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61cm" svg:height="1.555cm" svg:x="6.558cm" svg:y="5.007cm">
          <text:p text:style-name="P2"><text:span text:style-name="T2">VALID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44cm" svg:height="1.977cm" svg:x="6.533cm" svg:y="8.342cm">
          <text:p text:style-name="P2"><text:span text:style-name="T2">validat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4" draw:layer="layout" svg:x1="7.672cm" svg:y1="6.641cm" svg:x2="7.698cm" svg:y2="8.255cm">
          <text:p/>
        </draw:line>
        <draw:line draw:style-name="gr4" draw:layer="layout" svg:x1="5.476cm" svg:y1="5.715cm" svg:x2="6.561cm" svg:y2="5.715cm">
          <text:p/>
        </draw:line>
        <draw:line draw:style-name="gr4" draw:layer="layout" svg:x1="9.445cm" svg:y1="8.308cm" svg:x2="9.471cm" svg:y2="6.588cm">
          <text:p/>
        </draw:line>
        <draw:custom-shape draw:style-name="gr5" draw:text-style-name="P3" draw:layer="layout" svg:width="3.124cm" svg:height="1.555cm" svg:x="11.427cm" svg:y="5.034cm">
          <text:p text:style-name="P2"><text:span text:style-name="T2">INVOK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55cm" svg:height="1.977cm" svg:x="11.402cm" svg:y="8.369cm">
          <text:p text:style-name="P2"><text:span text:style-name="T2">invok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4" draw:layer="layout" svg:x1="12.541cm" svg:y1="6.668cm" svg:x2="12.567cm" svg:y2="8.282cm">
          <text:p/>
        </draw:line>
        <draw:line draw:style-name="gr4" draw:layer="layout" svg:x1="10.345cm" svg:y1="5.742cm" svg:x2="11.43cm" svg:y2="5.742cm">
          <text:p/>
        </draw:line>
        <draw:line draw:style-name="gr4" draw:layer="layout" svg:x1="13.546cm" svg:y1="8.388cm" svg:x2="13.572cm" svg:y2="6.668cm">
          <text:p/>
        </draw:line>
        <draw:custom-shape draw:style-name="gr6" draw:text-style-name="P3" draw:layer="layout" svg:width="3.124cm" svg:height="1.555cm" svg:x="15.739cm" svg:y="5.06cm">
          <text:p text:style-name="P2"><text:span text:style-name="T2">REPLY</text:span></text:p>
          <draw:enhanced-geometry svg:viewBox="0 0 21600 21600" draw:type="rectangle" draw:enhanced-path="M 0 0 L 21600 0 21600 21600 0 21600 0 0 Z N"/>
        </draw:custom-shape>
        <draw:line draw:style-name="gr4" draw:layer="layout" svg:x1="14.657cm" svg:y1="5.768cm" svg:x2="15.742cm" svg:y2="5.768cm">
          <text:p/>
        </draw:line>
        <draw:custom-shape draw:style-name="gr7" draw:text-style-name="P3" draw:layer="layout" svg:width="3.124cm" svg:height="1.668cm" svg:x="19.999cm" svg:y="5cm">
          <text:p text:style-name="P2"><text:span text:style-name="T2">POST</text:span><text:span text:style-name="T2"><text:line-break/></text:span><text:span text:style-name="T2">REPLY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255cm" svg:height="1.977cm" svg:x="19.974cm" svg:y="8.448cm">
          <text:p text:style-name="P2"><text:span text:style-name="T2">post-reply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4" draw:layer="layout" svg:x1="21.113cm" svg:y1="6.747cm" svg:x2="21.139cm" svg:y2="8.361cm">
          <text:p/>
        </draw:line>
        <draw:line draw:style-name="gr4" draw:layer="layout" svg:x1="18.917cm" svg:y1="5.821cm" svg:x2="20.002cm" svg:y2="5.821cm">
          <text:p/>
        </draw:line>
        <draw:line draw:style-name="gr4" draw:layer="layout" svg:x1="22.118cm" svg:y1="8.467cm" svg:x2="22.144cm" svg:y2="6.747cm">
          <text:p/>
        </draw:line>
        <draw:frame draw:style-name="gr1" draw:text-style-name="P4" draw:layer="layout" svg:width="8.206cm" svg:height="4.061cm" svg:x="5.372cm" svg:y="11.298cm">
          <draw:text-box>
            <text:p><text:span text:style-name="T2">static </text:span><text:span text:style-name="T3">status_t</text:span></text:p>
            <text:p><text:span text:style-name="T2"><text:s text:c="3"/></text:span><text:span text:style-name="T4"><text:s/></text:span><text:span text:style-name="T4">y_foo_command_post</text:span><text:span text:style-name="T2"> (</text:span></text:p>
            <text:p><text:span text:style-name="T2"><text:s text:c="8"/></text:span><text:span text:style-name="T5">ses_cb_t</text:span><text:span text:style-name="T2"> *</text:span><text:span text:style-name="T4">scb</text:span><text:span text:style-name="T2">,</text:span></text:p>
            <text:p><text:span text:style-name="T2"><text:s text:c="8"/></text:span><text:span text:style-name="T5">rpc_msg_t</text:span><text:span text:style-name="T2"> *</text:span><text:span text:style-name="T4">msg</text:span><text:span text:style-name="T2">,</text:span></text:p>
            <text:p><text:span text:style-name="T2"><text:s text:c="8"/></text:span><text:span text:style-name="T5">xml_node_t</text:span><text:span text:style-name="T2"> *</text:span><text:span text:style-name="T4">methnode</text:span><text:span text:style-name="T2">);</text:span></text:p>
          </draw:text-box>
        </draw:frame>
        <draw:frame draw:style-name="gr8" draw:text-style-name="P5" draw:layer="layout" svg:width="6.568cm" svg:height="1.243cm" svg:x="16.246cm" svg:y="12.303cm">
          <draw:text-box>
            <text:p><text:span text:style-name="T6">session making the request</text:span></text:p>
          </draw:text-box>
        </draw:frame>
        <draw:line draw:style-name="gr4" draw:layer="layout" svg:x1="16.166cm" svg:y1="13.044cm" svg:x2="10.98cm" svg:y2="13.414cm">
          <text:p/>
        </draw:line>
        <draw:frame draw:style-name="gr1" draw:text-style-name="P5" draw:layer="layout" svg:width="5.828cm" svg:height="0.927cm" svg:x="16.273cm" svg:y="13.601cm">
          <draw:text-box>
            <text:p><text:span text:style-name="T6">completed RPC request</text:span></text:p>
          </draw:text-box>
        </draw:frame>
        <draw:line draw:style-name="gr4" draw:layer="layout" svg:x1="15.954cm" svg:y1="14.128cm" svg:x2="11.88cm" svg:y2="14.128cm">
          <text:p/>
        </draw:line>
        <draw:frame draw:style-name="gr1" draw:text-style-name="P5" draw:layer="layout" svg:width="7.03cm" svg:height="1.603cm" svg:x="15.876cm" svg:y="15.296cm">
          <draw:text-box>
            <text:p><text:span text:style-name="T6">XML node for the operation,</text:span><text:span text:style-name="T6"><text:line-break/></text:span><text:span text:style-name="T6">ignored in this mode</text:span></text:p>
          </draw:text-box>
        </draw:frame>
        <draw:line draw:style-name="gr4" draw:layer="layout" svg:x1="15.558cm" svg:y1="15.69cm" svg:x2="13.414cm" svg:y2="15.028cm">
          <text:p/>
        </draw:line>
        <draw:frame draw:style-name="gr8" draw:text-style-name="P5" draw:layer="layout" svg:width="7.932cm" svg:height="1.243cm" svg:x="13.522cm" svg:y="11.403cm">
          <draw:text-box>
            <text:p><text:span text:style-name="T6">return status should be NO_ERR</text:span></text:p>
          </draw:text-box>
        </draw:frame>
        <draw:line draw:style-name="gr4" draw:layer="layout" svg:x1="13.414cm" svg:y1="11.932cm" svg:x2="9.419cm" svg:y2="11.906cm">
          <text:p/>
        </draw:line>
        <draw:line draw:style-name="gr9" draw:layer="layout" svg:x1="4.427cm" svg:y1="11.483cm" svg:x2="21.402cm" svg:y2="10.436cm">
          <text:p/>
        </draw:line>
        <draw:line draw:style-name="gr9" draw:layer="layout" svg:x1="21.461cm" svg:y1="10.495cm" svg:x2="23.225cm" svg:y2="11.789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2-15T10:36:19</dc:date>
    <meta:print-date>2000-12-09T21:37:10</meta:print-date>
    <meta:editing-cycles>622</meta:editing-cycles>
    <meta:editing-duration>PT210H42M32S</meta:editing-duration>
    <meta:generator>OpenOffice.org/3.1$Unix OpenOffice.org_project/310m19$Build-9420</meta:generator>
    <dc:creator>Andy Bierman</dc:creator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